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0b1f3a"/>
    </style:style>
    <style:style style:name="P2" style:family="paragraph" style:parent-style-name="Body">
      <style:text-properties officeooo:paragraph-rsid="000b3859"/>
    </style:style>
    <style:style style:name="P3" style:family="paragraph" style:parent-style-name="Body">
      <style:text-properties officeooo:paragraph-rsid="000c74fc"/>
    </style:style>
    <style:style style:name="P4" style:family="paragraph" style:parent-style-name="ChapterStart" style:master-page-name="Standard">
      <style:paragraph-properties style:page-number="auto"/>
      <style:text-properties officeooo:paragraph-rsid="000b1f3a"/>
    </style:style>
    <style:style style:name="P5" style:family="paragraph" style:parent-style-name="ChapterTitle">
      <style:text-properties officeooo:paragraph-rsid="000b1f3a"/>
    </style:style>
    <style:style style:name="T1" style:family="text">
      <style:text-properties officeooo:rsid="000b1f3a"/>
    </style:style>
    <style:style style:name="T2" style:family="text">
      <style:text-properties officeooo:rsid="000b3859"/>
    </style:style>
    <style:style style:name="T3" style:family="text">
      <style:text-properties officeooo:rsid="000c74f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99</text:span></text:p>
      <text:p text:style-name="P5"><text:span text:style-name="T1">Glossary</text:span></text:p>
      <text:p text:style-name="Body"><text:span text:style-name="T1">Print Bed: the surface that the printed object is constructed on.</text:span></text:p>
      <text:p text:style-name="P1"><text:span text:style-name="T1">Nozzle: The hole where liquified filament emerges from, last stop before the print bed</text:span></text:p>
      <text:p text:style-name="P1"><text:span text:style-name="T1">Filament: Supply material for the printer in the form of long, typically curled lengths of plastic or other materials (typically 3mm or 1.75mm in diameter).</text:span></text:p>
      <text:p text:style-name="P2"><text:span text:style-name="T2">Overhang: Parts of a model that extend beyond the base of the print.</text:span></text:p>
      <text:p text:style-name="P2"><text:span text:style-name="T2">Watertight: A model with no “holes”, a prerequisite to slicing</text:span></text:p>
      <text:p text:style-name="P2"><text:span text:style-name="T2">Infill: The material added in-between “shells”, specified in terms of fill percentage and pattern.</text:span></text:p>
      <text:p text:style-name="P2"><text:span text:style-name="T2">Shells: Solid walls of material laid down in an outline of the shape of the part being printed.</text:span></text:p>
      <text:p text:style-name="P3"><text:span text:style-name="T3">Curl: When a layer cools at the wrong speed it can bend up toward the print head, distorting other layers and interfering with the movement of the head (often dislodging the print from the b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style="italic" style:font-style-asian="italic" style:font-name-complex="Arial"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10:41:41</meta:creation-date>
    <meta:editing-cycles>4</meta:editing-cycles>
    <meta:editing-duration>PT1H40M3S</meta:editing-duration>
    <meta:generator>LibreOffice/4.0.3.3$MacOSX_x86 LibreOffice_project/0eaa50a932c8f2199a615e1eb30f7ac74279539</meta:generator>
    <dc:date>2013-07-07T12:24:13</dc:date>
    <meta:document-statistic meta:table-count="0" meta:image-count="0" meta:object-count="0" meta:page-count="1" meta:paragraph-count="10" meta:word-count="142" meta:character-count="833" meta:non-whitespace-character-count="701"/>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10:41:41"/>
  </office:meta>
</office:document-meta>
</file>